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87.89mm" svg:height="167.6mm" svg:x="13000.26mm" svg:y="30.28mm">
            <loext:p draw:notify-on-update-of-ranges="merge_obj.A3:merge_obj.YA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44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644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44"/>
        </table:table-row>
        <table:table-row table:style-name="ro1">
          <table:table-cell office:value-type="float" office:value="349918000" calcext:value-type="float">
            <text:p>349918000</text:p>
          </table:table-cell>
          <table:table-cell office:value-type="float" office:value="350321000" calcext:value-type="float">
            <text:p>350321000</text:p>
          </table:table-cell>
          <table:table-cell office:value-type="float" office:value="349423000" calcext:value-type="float">
            <text:p>349423000</text:p>
          </table:table-cell>
          <table:table-cell office:value-type="float" office:value="351144000" calcext:value-type="float">
            <text:p>351144000</text:p>
          </table:table-cell>
          <table:table-cell office:value-type="float" office:value="350383000" calcext:value-type="float">
            <text:p>350383000</text:p>
          </table:table-cell>
          <table:table-cell office:value-type="float" office:value="350382000" calcext:value-type="float">
            <text:p>350382000</text:p>
          </table:table-cell>
          <table:table-cell office:value-type="float" office:value="350174000" calcext:value-type="float">
            <text:p>350174000</text:p>
          </table:table-cell>
          <table:table-cell office:value-type="float" office:value="350454000" calcext:value-type="float">
            <text:p>350454000</text:p>
          </table:table-cell>
          <table:table-cell office:value-type="float" office:value="350386000" calcext:value-type="float">
            <text:p>350386000</text:p>
          </table:table-cell>
          <table:table-cell office:value-type="float" office:value="351138000" calcext:value-type="float">
            <text:p>351138000</text:p>
          </table:table-cell>
          <table:table-cell office:value-type="float" office:value="350689000" calcext:value-type="float">
            <text:p>350689000</text:p>
          </table:table-cell>
          <table:table-cell office:value-type="float" office:value="350235000" calcext:value-type="float">
            <text:p>350235000</text:p>
          </table:table-cell>
          <table:table-cell office:value-type="float" office:value="349143000" calcext:value-type="float">
            <text:p>349143000</text:p>
          </table:table-cell>
          <table:table-cell office:value-type="float" office:value="351126000" calcext:value-type="float">
            <text:p>351126000</text:p>
          </table:table-cell>
          <table:table-cell office:value-type="float" office:value="350216000" calcext:value-type="float">
            <text:p>350216000</text:p>
          </table:table-cell>
          <table:table-cell office:value-type="float" office:value="350147000" calcext:value-type="float">
            <text:p>350147000</text:p>
          </table:table-cell>
          <table:table-cell office:value-type="float" office:value="348960000" calcext:value-type="float">
            <text:p>348960000</text:p>
          </table:table-cell>
          <table:table-cell office:value-type="float" office:value="350666000" calcext:value-type="float">
            <text:p>350666000</text:p>
          </table:table-cell>
          <table:table-cell office:value-type="float" office:value="350203000" calcext:value-type="float">
            <text:p>350203000</text:p>
          </table:table-cell>
          <table:table-cell office:value-type="float" office:value="349598000" calcext:value-type="float">
            <text:p>349598000</text:p>
          </table:table-cell>
          <table:table-cell office:value-type="float" office:value="354794000" calcext:value-type="float">
            <text:p>354794000</text:p>
          </table:table-cell>
          <table:table-cell office:value-type="float" office:value="354745000" calcext:value-type="float">
            <text:p>354745000</text:p>
          </table:table-cell>
          <table:table-cell office:value-type="float" office:value="354915000" calcext:value-type="float">
            <text:p>354915000</text:p>
          </table:table-cell>
          <table:table-cell office:value-type="float" office:value="354981000" calcext:value-type="float">
            <text:p>354981000</text:p>
          </table:table-cell>
          <table:table-cell office:value-type="float" office:value="355190000" calcext:value-type="float">
            <text:p>355190000</text:p>
          </table:table-cell>
          <table:table-cell office:value-type="float" office:value="354675000" calcext:value-type="float">
            <text:p>354675000</text:p>
          </table:table-cell>
          <table:table-cell office:value-type="float" office:value="354984000" calcext:value-type="float">
            <text:p>354984000</text:p>
          </table:table-cell>
          <table:table-cell office:value-type="float" office:value="355292000" calcext:value-type="float">
            <text:p>355292000</text:p>
          </table:table-cell>
          <table:table-cell office:value-type="float" office:value="355175000" calcext:value-type="float">
            <text:p>355175000</text:p>
          </table:table-cell>
          <table:table-cell office:value-type="float" office:value="354678000" calcext:value-type="float">
            <text:p>354678000</text:p>
          </table:table-cell>
          <table:table-cell office:value-type="float" office:value="355079000" calcext:value-type="float">
            <text:p>355079000</text:p>
          </table:table-cell>
          <table:table-cell office:value-type="float" office:value="354897000" calcext:value-type="float">
            <text:p>354897000</text:p>
          </table:table-cell>
          <table:table-cell office:value-type="float" office:value="355025000" calcext:value-type="float">
            <text:p>355025000</text:p>
          </table:table-cell>
          <table:table-cell office:value-type="float" office:value="354898000" calcext:value-type="float">
            <text:p>354898000</text:p>
          </table:table-cell>
          <table:table-cell office:value-type="float" office:value="355045000" calcext:value-type="float">
            <text:p>355045000</text:p>
          </table:table-cell>
          <table:table-cell office:value-type="float" office:value="355221000" calcext:value-type="float">
            <text:p>355221000</text:p>
          </table:table-cell>
          <table:table-cell office:value-type="float" office:value="354929000" calcext:value-type="float">
            <text:p>354929000</text:p>
          </table:table-cell>
          <table:table-cell office:value-type="float" office:value="355076000" calcext:value-type="float">
            <text:p>355076000</text:p>
          </table:table-cell>
          <table:table-cell office:value-type="float" office:value="354801000" calcext:value-type="float">
            <text:p>354801000</text:p>
          </table:table-cell>
          <table:table-cell office:value-type="float" office:value="354843000" calcext:value-type="float">
            <text:p>354843000</text:p>
          </table:table-cell>
          <table:table-cell office:value-type="float" office:value="354613000" calcext:value-type="float">
            <text:p>354613000</text:p>
          </table:table-cell>
          <table:table-cell office:value-type="float" office:value="354340000" calcext:value-type="float">
            <text:p>354340000</text:p>
          </table:table-cell>
          <table:table-cell office:value-type="float" office:value="354821000" calcext:value-type="float">
            <text:p>354821000</text:p>
          </table:table-cell>
          <table:table-cell office:value-type="float" office:value="354624000" calcext:value-type="float">
            <text:p>354624000</text:p>
          </table:table-cell>
          <table:table-cell office:value-type="float" office:value="354751000" calcext:value-type="float">
            <text:p>354751000</text:p>
          </table:table-cell>
          <table:table-cell office:value-type="float" office:value="355097000" calcext:value-type="float">
            <text:p>355097000</text:p>
          </table:table-cell>
          <table:table-cell office:value-type="float" office:value="354779000" calcext:value-type="float">
            <text:p>354779000</text:p>
          </table:table-cell>
          <table:table-cell office:value-type="float" office:value="354820000" calcext:value-type="float">
            <text:p>354820000</text:p>
          </table:table-cell>
          <table:table-cell office:value-type="float" office:value="354943000" calcext:value-type="float">
            <text:p>354943000</text:p>
          </table:table-cell>
          <table:table-cell office:value-type="float" office:value="354876000" calcext:value-type="float">
            <text:p>354876000</text:p>
          </table:table-cell>
          <table:table-cell office:value-type="float" office:value="361810000" calcext:value-type="float">
            <text:p>361810000</text:p>
          </table:table-cell>
          <table:table-cell office:value-type="float" office:value="362026000" calcext:value-type="float">
            <text:p>362026000</text:p>
          </table:table-cell>
          <table:table-cell office:value-type="float" office:value="361929000" calcext:value-type="float">
            <text:p>361929000</text:p>
          </table:table-cell>
          <table:table-cell office:value-type="float" office:value="361961000" calcext:value-type="float">
            <text:p>361961000</text:p>
          </table:table-cell>
          <table:table-cell office:value-type="float" office:value="361962000" calcext:value-type="float">
            <text:p>361962000</text:p>
          </table:table-cell>
          <table:table-cell office:value-type="float" office:value="361872000" calcext:value-type="float">
            <text:p>361872000</text:p>
          </table:table-cell>
          <table:table-cell office:value-type="float" office:value="361941000" calcext:value-type="float">
            <text:p>361941000</text:p>
          </table:table-cell>
          <table:table-cell office:value-type="float" office:value="361953000" calcext:value-type="float">
            <text:p>361953000</text:p>
          </table:table-cell>
          <table:table-cell office:value-type="float" office:value="361855000" calcext:value-type="float">
            <text:p>361855000</text:p>
          </table:table-cell>
          <table:table-cell office:value-type="float" office:value="361999000" calcext:value-type="float">
            <text:p>361999000</text:p>
          </table:table-cell>
          <table:table-cell office:value-type="float" office:value="361970000" calcext:value-type="float">
            <text:p>361970000</text:p>
          </table:table-cell>
          <table:table-cell office:value-type="float" office:value="361996000" calcext:value-type="float">
            <text:p>361996000</text:p>
          </table:table-cell>
          <table:table-cell office:value-type="float" office:value="361882000" calcext:value-type="float">
            <text:p>361882000</text:p>
          </table:table-cell>
          <table:table-cell office:value-type="float" office:value="361790000" calcext:value-type="float">
            <text:p>361790000</text:p>
          </table:table-cell>
          <table:table-cell office:value-type="float" office:value="361959000" calcext:value-type="float">
            <text:p>361959000</text:p>
          </table:table-cell>
          <table:table-cell office:value-type="float" office:value="361859000" calcext:value-type="float">
            <text:p>361859000</text:p>
          </table:table-cell>
          <table:table-cell office:value-type="float" office:value="361855000" calcext:value-type="float">
            <text:p>361855000</text:p>
          </table:table-cell>
          <table:table-cell office:value-type="float" office:value="361881000" calcext:value-type="float">
            <text:p>361881000</text:p>
          </table:table-cell>
          <table:table-cell office:value-type="float" office:value="362022000" calcext:value-type="float">
            <text:p>362022000</text:p>
          </table:table-cell>
          <table:table-cell office:value-type="float" office:value="361961000" calcext:value-type="float">
            <text:p>361961000</text:p>
          </table:table-cell>
          <table:table-cell office:value-type="float" office:value="362015000" calcext:value-type="float">
            <text:p>362015000</text:p>
          </table:table-cell>
          <table:table-cell office:value-type="float" office:value="361786000" calcext:value-type="float">
            <text:p>361786000</text:p>
          </table:table-cell>
          <table:table-cell office:value-type="float" office:value="361808000" calcext:value-type="float">
            <text:p>361808000</text:p>
          </table:table-cell>
          <table:table-cell office:value-type="float" office:value="361876000" calcext:value-type="float">
            <text:p>361876000</text:p>
          </table:table-cell>
          <table:table-cell office:value-type="float" office:value="362247000" calcext:value-type="float">
            <text:p>362247000</text:p>
          </table:table-cell>
          <table:table-cell office:value-type="float" office:value="361980000" calcext:value-type="float">
            <text:p>361980000</text:p>
          </table:table-cell>
          <table:table-cell office:value-type="float" office:value="362071000" calcext:value-type="float">
            <text:p>362071000</text:p>
          </table:table-cell>
          <table:table-cell office:value-type="float" office:value="361806000" calcext:value-type="float">
            <text:p>361806000</text:p>
          </table:table-cell>
          <table:table-cell office:value-type="float" office:value="361944000" calcext:value-type="float">
            <text:p>361944000</text:p>
          </table:table-cell>
          <table:table-cell office:value-type="float" office:value="361998000" calcext:value-type="float">
            <text:p>361998000</text:p>
          </table:table-cell>
          <table:table-cell office:value-type="float" office:value="362133000" calcext:value-type="float">
            <text:p>362133000</text:p>
          </table:table-cell>
          <table:table-cell office:value-type="float" office:value="361907000" calcext:value-type="float">
            <text:p>361907000</text:p>
          </table:table-cell>
          <table:table-cell office:value-type="float" office:value="362122000" calcext:value-type="float">
            <text:p>362122000</text:p>
          </table:table-cell>
          <table:table-cell office:value-type="float" office:value="361795000" calcext:value-type="float">
            <text:p>361795000</text:p>
          </table:table-cell>
          <table:table-cell office:value-type="float" office:value="361924000" calcext:value-type="float">
            <text:p>361924000</text:p>
          </table:table-cell>
          <table:table-cell office:value-type="float" office:value="361817000" calcext:value-type="float">
            <text:p>361817000</text:p>
          </table:table-cell>
          <table:table-cell office:value-type="float" office:value="361951000" calcext:value-type="float">
            <text:p>361951000</text:p>
          </table:table-cell>
          <table:table-cell office:value-type="float" office:value="361841000" calcext:value-type="float">
            <text:p>361841000</text:p>
          </table:table-cell>
          <table:table-cell office:value-type="float" office:value="362011000" calcext:value-type="float">
            <text:p>362011000</text:p>
          </table:table-cell>
          <table:table-cell office:value-type="float" office:value="362026000" calcext:value-type="float">
            <text:p>362026000</text:p>
          </table:table-cell>
          <table:table-cell office:value-type="float" office:value="365134000" calcext:value-type="float">
            <text:p>365134000</text:p>
          </table:table-cell>
          <table:table-cell office:value-type="float" office:value="365146000" calcext:value-type="float">
            <text:p>365146000</text:p>
          </table:table-cell>
          <table:table-cell office:value-type="float" office:value="365143000" calcext:value-type="float">
            <text:p>365143000</text:p>
          </table:table-cell>
          <table:table-cell office:value-type="float" office:value="365139000" calcext:value-type="float">
            <text:p>365139000</text:p>
          </table:table-cell>
          <table:table-cell office:value-type="float" office:value="365151000" calcext:value-type="float">
            <text:p>365151000</text:p>
          </table:table-cell>
          <table:table-cell office:value-type="float" office:value="365162000" calcext:value-type="float">
            <text:p>365162000</text:p>
          </table:table-cell>
          <table:table-cell office:value-type="float" office:value="365143000" calcext:value-type="float">
            <text:p>365143000</text:p>
          </table:table-cell>
          <table:table-cell office:value-type="float" office:value="365146000" calcext:value-type="float">
            <text:p>365146000</text:p>
          </table:table-cell>
          <table:table-cell office:value-type="float" office:value="365136000" calcext:value-type="float">
            <text:p>365136000</text:p>
          </table:table-cell>
          <table:table-cell office:value-type="float" office:value="365138000" calcext:value-type="float">
            <text:p>365138000</text:p>
          </table:table-cell>
          <table:table-cell office:value-type="float" office:value="365153000" calcext:value-type="float">
            <text:p>365153000</text:p>
          </table:table-cell>
          <table:table-cell office:value-type="float" office:value="365140000" calcext:value-type="float">
            <text:p>365140000</text:p>
          </table:table-cell>
          <table:table-cell office:value-type="float" office:value="365139000" calcext:value-type="float">
            <text:p>365139000</text:p>
          </table:table-cell>
          <table:table-cell office:value-type="float" office:value="365144000" calcext:value-type="float">
            <text:p>365144000</text:p>
          </table:table-cell>
          <table:table-cell office:value-type="float" office:value="365136000" calcext:value-type="float">
            <text:p>365136000</text:p>
          </table:table-cell>
          <table:table-cell office:value-type="float" office:value="365139000" calcext:value-type="float">
            <text:p>365139000</text:p>
          </table:table-cell>
          <table:table-cell office:value-type="float" office:value="365148000" calcext:value-type="float">
            <text:p>365148000</text:p>
          </table:table-cell>
          <table:table-cell office:value-type="float" office:value="365158000" calcext:value-type="float">
            <text:p>365158000</text:p>
          </table:table-cell>
          <table:table-cell office:value-type="float" office:value="365138000" calcext:value-type="float">
            <text:p>365138000</text:p>
          </table:table-cell>
          <table:table-cell office:value-type="float" office:value="365152000" calcext:value-type="float">
            <text:p>365152000</text:p>
          </table:table-cell>
          <table:table-cell office:value-type="float" office:value="365142000" calcext:value-type="float">
            <text:p>365142000</text:p>
          </table:table-cell>
          <table:table-cell office:value-type="float" office:value="365147000" calcext:value-type="float">
            <text:p>365147000</text:p>
          </table:table-cell>
          <table:table-cell office:value-type="float" office:value="365159000" calcext:value-type="float">
            <text:p>365159000</text:p>
          </table:table-cell>
          <table:table-cell office:value-type="float" office:value="365137000" calcext:value-type="float">
            <text:p>365137000</text:p>
          </table:table-cell>
          <table:table-cell office:value-type="float" office:value="365144000" calcext:value-type="float">
            <text:p>365144000</text:p>
          </table:table-cell>
          <table:table-cell office:value-type="float" office:value="365141000" calcext:value-type="float">
            <text:p>365141000</text:p>
          </table:table-cell>
          <table:table-cell office:value-type="float" office:value="365135000" calcext:value-type="float">
            <text:p>365135000</text:p>
          </table:table-cell>
          <table:table-cell office:value-type="float" office:value="365139000" calcext:value-type="float">
            <text:p>365139000</text:p>
          </table:table-cell>
          <table:table-cell office:value-type="float" office:value="365140000" calcext:value-type="float">
            <text:p>365140000</text:p>
          </table:table-cell>
          <table:table-cell office:value-type="float" office:value="365151000" calcext:value-type="float">
            <text:p>365151000</text:p>
          </table:table-cell>
          <table:table-cell office:value-type="float" office:value="365145000" calcext:value-type="float">
            <text:p>365145000</text:p>
          </table:table-cell>
          <table:table-cell office:value-type="float" office:value="365143000" calcext:value-type="float">
            <text:p>365143000</text:p>
          </table:table-cell>
          <table:table-cell office:value-type="float" office:value="365139000" calcext:value-type="float">
            <text:p>365139000</text:p>
          </table:table-cell>
          <table:table-cell office:value-type="float" office:value="365134000" calcext:value-type="float">
            <text:p>365134000</text:p>
          </table:table-cell>
          <table:table-cell office:value-type="float" office:value="365139000" calcext:value-type="float">
            <text:p>365139000</text:p>
          </table:table-cell>
          <table:table-cell office:value-type="float" office:value="365142000" calcext:value-type="float">
            <text:p>365142000</text:p>
          </table:table-cell>
          <table:table-cell office:value-type="float" office:value="365143000" calcext:value-type="float">
            <text:p>365143000</text:p>
          </table:table-cell>
          <table:table-cell office:value-type="float" office:value="365162000" calcext:value-type="float">
            <text:p>365162000</text:p>
          </table:table-cell>
          <table:table-cell office:value-type="float" office:value="365158000" calcext:value-type="float">
            <text:p>365158000</text:p>
          </table:table-cell>
          <table:table-cell office:value-type="float" office:value="365136000" calcext:value-type="float">
            <text:p>365136000</text:p>
          </table:table-cell>
          <table:table-cell office:value-type="float" office:value="365155000" calcext:value-type="float">
            <text:p>365155000</text:p>
          </table:table-cell>
          <table:table-cell office:value-type="float" office:value="365157000" calcext:value-type="float">
            <text:p>365157000</text:p>
          </table:table-cell>
          <table:table-cell office:value-type="float" office:value="365139000" calcext:value-type="float">
            <text:p>365139000</text:p>
          </table:table-cell>
          <table:table-cell office:value-type="float" office:value="365156000" calcext:value-type="float">
            <text:p>365156000</text:p>
          </table:table-cell>
          <table:table-cell office:value-type="float" office:value="365145000" calcext:value-type="float">
            <text:p>365145000</text:p>
          </table:table-cell>
          <table:table-cell office:value-type="float" office:value="365139000" calcext:value-type="float">
            <text:p>365139000</text:p>
          </table:table-cell>
          <table:table-cell office:value-type="float" office:value="365146000" calcext:value-type="float">
            <text:p>365146000</text:p>
          </table:table-cell>
          <table:table-cell office:value-type="float" office:value="365139000" calcext:value-type="float">
            <text:p>365139000</text:p>
          </table:table-cell>
          <table:table-cell office:value-type="float" office:value="365149000" calcext:value-type="float">
            <text:p>365149000</text:p>
          </table:table-cell>
          <table:table-cell office:value-type="float" office:value="365147000" calcext:value-type="float">
            <text:p>365147000</text:p>
          </table:table-cell>
          <table:table-cell office:value-type="float" office:value="365493000" calcext:value-type="float">
            <text:p>365493000</text:p>
          </table:table-cell>
          <table:table-cell office:value-type="float" office:value="365454000" calcext:value-type="float">
            <text:p>365454000</text:p>
          </table:table-cell>
          <table:table-cell office:value-type="float" office:value="365478000" calcext:value-type="float">
            <text:p>365478000</text:p>
          </table:table-cell>
          <table:table-cell office:value-type="float" office:value="365460000" calcext:value-type="float">
            <text:p>365460000</text:p>
          </table:table-cell>
          <table:table-cell office:value-type="float" office:value="365406000" calcext:value-type="float">
            <text:p>365406000</text:p>
          </table:table-cell>
          <table:table-cell office:value-type="float" office:value="365424000" calcext:value-type="float">
            <text:p>365424000</text:p>
          </table:table-cell>
          <table:table-cell office:value-type="float" office:value="365552000" calcext:value-type="float">
            <text:p>365552000</text:p>
          </table:table-cell>
          <table:table-cell office:value-type="float" office:value="365486000" calcext:value-type="float">
            <text:p>365486000</text:p>
          </table:table-cell>
          <table:table-cell office:value-type="float" office:value="365519000" calcext:value-type="float">
            <text:p>365519000</text:p>
          </table:table-cell>
          <table:table-cell office:value-type="float" office:value="365425000" calcext:value-type="float">
            <text:p>365425000</text:p>
          </table:table-cell>
          <table:table-cell office:value-type="float" office:value="365471000" calcext:value-type="float">
            <text:p>365471000</text:p>
          </table:table-cell>
          <table:table-cell office:value-type="float" office:value="365481000" calcext:value-type="float">
            <text:p>365481000</text:p>
          </table:table-cell>
          <table:table-cell office:value-type="float" office:value="365467000" calcext:value-type="float">
            <text:p>365467000</text:p>
          </table:table-cell>
          <table:table-cell office:value-type="float" office:value="365509000" calcext:value-type="float">
            <text:p>365509000</text:p>
          </table:table-cell>
          <table:table-cell office:value-type="float" office:value="365606000" calcext:value-type="float">
            <text:p>365606000</text:p>
          </table:table-cell>
          <table:table-cell office:value-type="float" office:value="365465000" calcext:value-type="float">
            <text:p>365465000</text:p>
          </table:table-cell>
          <table:table-cell office:value-type="float" office:value="365515000" calcext:value-type="float">
            <text:p>365515000</text:p>
          </table:table-cell>
          <table:table-cell office:value-type="float" office:value="365478000" calcext:value-type="float">
            <text:p>365478000</text:p>
          </table:table-cell>
          <table:table-cell office:value-type="float" office:value="365490000" calcext:value-type="float">
            <text:p>365490000</text:p>
          </table:table-cell>
          <table:table-cell office:value-type="float" office:value="365508000" calcext:value-type="float">
            <text:p>365508000</text:p>
          </table:table-cell>
          <table:table-cell office:value-type="float" office:value="365438000" calcext:value-type="float">
            <text:p>365438000</text:p>
          </table:table-cell>
          <table:table-cell office:value-type="float" office:value="365480000" calcext:value-type="float">
            <text:p>365480000</text:p>
          </table:table-cell>
          <table:table-cell office:value-type="float" office:value="365506000" calcext:value-type="float">
            <text:p>365506000</text:p>
          </table:table-cell>
          <table:table-cell office:value-type="float" office:value="365555000" calcext:value-type="float">
            <text:p>365555000</text:p>
          </table:table-cell>
          <table:table-cell office:value-type="float" office:value="365437000" calcext:value-type="float">
            <text:p>365437000</text:p>
          </table:table-cell>
          <table:table-cell office:value-type="float" office:value="365528000" calcext:value-type="float">
            <text:p>365528000</text:p>
          </table:table-cell>
          <table:table-cell office:value-type="float" office:value="365469000" calcext:value-type="float">
            <text:p>365469000</text:p>
          </table:table-cell>
          <table:table-cell office:value-type="float" office:value="365526000" calcext:value-type="float">
            <text:p>365526000</text:p>
          </table:table-cell>
          <table:table-cell office:value-type="float" office:value="365432000" calcext:value-type="float">
            <text:p>365432000</text:p>
          </table:table-cell>
          <table:table-cell office:value-type="float" office:value="365507000" calcext:value-type="float">
            <text:p>365507000</text:p>
          </table:table-cell>
          <table:table-cell office:value-type="float" office:value="365494000" calcext:value-type="float">
            <text:p>365494000</text:p>
          </table:table-cell>
          <table:table-cell office:value-type="float" office:value="365460000" calcext:value-type="float">
            <text:p>365460000</text:p>
          </table:table-cell>
          <table:table-cell office:value-type="float" office:value="365444000" calcext:value-type="float">
            <text:p>365444000</text:p>
          </table:table-cell>
          <table:table-cell office:value-type="float" office:value="365536000" calcext:value-type="float">
            <text:p>365536000</text:p>
          </table:table-cell>
          <table:table-cell office:value-type="float" office:value="365479000" calcext:value-type="float">
            <text:p>365479000</text:p>
          </table:table-cell>
          <table:table-cell office:value-type="float" office:value="365482000" calcext:value-type="float">
            <text:p>365482000</text:p>
          </table:table-cell>
          <table:table-cell office:value-type="float" office:value="365496000" calcext:value-type="float">
            <text:p>365496000</text:p>
          </table:table-cell>
          <table:table-cell table:number-columns-repeated="2" office:value-type="float" office:value="365465000" calcext:value-type="float">
            <text:p>365465000</text:p>
          </table:table-cell>
          <table:table-cell office:value-type="float" office:value="365451000" calcext:value-type="float">
            <text:p>365451000</text:p>
          </table:table-cell>
          <table:table-cell office:value-type="float" office:value="365432000" calcext:value-type="float">
            <text:p>365432000</text:p>
          </table:table-cell>
          <table:table-cell office:value-type="float" office:value="365428000" calcext:value-type="float">
            <text:p>365428000</text:p>
          </table:table-cell>
          <table:table-cell table:number-columns-repeated="2" office:value-type="float" office:value="365521000" calcext:value-type="float">
            <text:p>365521000</text:p>
          </table:table-cell>
          <table:table-cell office:value-type="float" office:value="365497000" calcext:value-type="float">
            <text:p>365497000</text:p>
          </table:table-cell>
          <table:table-cell office:value-type="float" office:value="365536000" calcext:value-type="float">
            <text:p>365536000</text:p>
          </table:table-cell>
          <table:table-cell office:value-type="float" office:value="365468000" calcext:value-type="float">
            <text:p>365468000</text:p>
          </table:table-cell>
          <table:table-cell office:value-type="float" office:value="365526000" calcext:value-type="float">
            <text:p>365526000</text:p>
          </table:table-cell>
          <table:table-cell office:value-type="float" office:value="365527000" calcext:value-type="float">
            <text:p>365527000</text:p>
          </table:table-cell>
          <table:table-cell office:value-type="float" office:value="365504000" calcext:value-type="float">
            <text:p>365504000</text:p>
          </table:table-cell>
          <table:table-cell office:value-type="float" office:value="365506000" calcext:value-type="float">
            <text:p>365506000</text:p>
          </table:table-cell>
          <table:table-cell office:value-type="float" office:value="365520000" calcext:value-type="float">
            <text:p>365520000</text:p>
          </table:table-cell>
          <table:table-cell office:value-type="float" office:value="365484000" calcext:value-type="float">
            <text:p>365484000</text:p>
          </table:table-cell>
          <table:table-cell office:value-type="float" office:value="365490000" calcext:value-type="float">
            <text:p>365490000</text:p>
          </table:table-cell>
          <table:table-cell office:value-type="float" office:value="365512000" calcext:value-type="float">
            <text:p>365512000</text:p>
          </table:table-cell>
          <table:table-cell office:value-type="float" office:value="365517000" calcext:value-type="float">
            <text:p>365517000</text:p>
          </table:table-cell>
          <table:table-cell office:value-type="float" office:value="365428000" calcext:value-type="float">
            <text:p>365428000</text:p>
          </table:table-cell>
          <table:table-cell office:value-type="float" office:value="365446000" calcext:value-type="float">
            <text:p>365446000</text:p>
          </table:table-cell>
          <table:table-cell office:value-type="float" office:value="365508000" calcext:value-type="float">
            <text:p>365508000</text:p>
          </table:table-cell>
          <table:table-cell office:value-type="float" office:value="365503000" calcext:value-type="float">
            <text:p>365503000</text:p>
          </table:table-cell>
          <table:table-cell table:number-columns-repeated="240" office:value-type="float" office:value="366619000" calcext:value-type="float">
            <text:p>366619000</text:p>
          </table:table-cell>
          <table:table-cell table:number-columns-repeated="211" office:value-type="float" office:value="366620000" calcext:value-type="float">
            <text:p>36662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21:27:06.070169190</dc:date>
    <meta:editing-duration>PT1M14S</meta:editing-duration>
    <meta:editing-cycles>1</meta:editing-cycles>
    <meta:document-statistic meta:table-count="1" meta:cell-count="66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79cm" svg:height="16.761cm" xlink:href=".." xlink:type="simple" chart:class="chart:line" chart:style-name="ch1">
        <chart:title svg:x="13.2cm" svg:y="0.471cm" chart:style-name="ch2">
          <text:p>w23 - UPIT</text:p>
        </chart:title>
        <chart:plot-area chart:style-name="ch3" table:cell-range-address="merge_obj.A3:merge_obj.YA3" svg:x="1.586cm" svg:y="1.585cm" svg:width="26.629cm" svg:height="13.86cm">
          <chartooo:coordinate-region svg:x="3.504cm" svg:y="1.706cm" svg:width="24.711cm" svg:height="12.737cm"/>
          <chart:axis chart:dimension="x" chart:name="primary-x" chart:style-name="ch4">
            <chart:title svg:x="13.943cm" svg:y="15.78cm" chart:style-name="ch5">
              <text:p>SA Iterations</text:p>
            </chart:title>
          </chart:axis>
          <chart:axis chart:dimension="y" chart:name="primary-y" chart:style-name="ch4">
            <chart:title svg:x="0.451cm" svg:y="9.697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YA3" chart:class="chart:line">
            <chart:data-point chart:repeated="6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49918000">
                <text:p>349918000</text:p>
                <draw:g>
                  <svg:desc>merge_obj.A3:merge_obj.YA3</svg:desc>
                </draw:g>
              </table:table-cell>
              <table:table-cell office:value-type="float" office:value="350321000">
                <text:p>350321000</text:p>
              </table:table-cell>
              <table:table-cell office:value-type="float" office:value="349423000">
                <text:p>349423000</text:p>
              </table:table-cell>
              <table:table-cell office:value-type="float" office:value="351144000">
                <text:p>351144000</text:p>
              </table:table-cell>
              <table:table-cell office:value-type="float" office:value="350383000">
                <text:p>350383000</text:p>
              </table:table-cell>
              <table:table-cell office:value-type="float" office:value="350382000">
                <text:p>350382000</text:p>
              </table:table-cell>
              <table:table-cell office:value-type="float" office:value="350174000">
                <text:p>350174000</text:p>
              </table:table-cell>
              <table:table-cell office:value-type="float" office:value="350454000">
                <text:p>350454000</text:p>
              </table:table-cell>
              <table:table-cell office:value-type="float" office:value="350386000">
                <text:p>350386000</text:p>
              </table:table-cell>
              <table:table-cell office:value-type="float" office:value="351138000">
                <text:p>351138000</text:p>
              </table:table-cell>
              <table:table-cell office:value-type="float" office:value="350689000">
                <text:p>350689000</text:p>
              </table:table-cell>
              <table:table-cell office:value-type="float" office:value="350235000">
                <text:p>350235000</text:p>
              </table:table-cell>
              <table:table-cell office:value-type="float" office:value="349143000">
                <text:p>349143000</text:p>
              </table:table-cell>
              <table:table-cell office:value-type="float" office:value="351126000">
                <text:p>351126000</text:p>
              </table:table-cell>
              <table:table-cell office:value-type="float" office:value="350216000">
                <text:p>350216000</text:p>
              </table:table-cell>
              <table:table-cell office:value-type="float" office:value="350147000">
                <text:p>350147000</text:p>
              </table:table-cell>
              <table:table-cell office:value-type="float" office:value="348960000">
                <text:p>348960000</text:p>
              </table:table-cell>
              <table:table-cell office:value-type="float" office:value="350666000">
                <text:p>350666000</text:p>
              </table:table-cell>
              <table:table-cell office:value-type="float" office:value="350203000">
                <text:p>350203000</text:p>
              </table:table-cell>
              <table:table-cell office:value-type="float" office:value="349598000">
                <text:p>349598000</text:p>
              </table:table-cell>
              <table:table-cell office:value-type="float" office:value="354794000">
                <text:p>354794000</text:p>
              </table:table-cell>
              <table:table-cell office:value-type="float" office:value="354745000">
                <text:p>354745000</text:p>
              </table:table-cell>
              <table:table-cell office:value-type="float" office:value="354915000">
                <text:p>354915000</text:p>
              </table:table-cell>
              <table:table-cell office:value-type="float" office:value="354981000">
                <text:p>354981000</text:p>
              </table:table-cell>
              <table:table-cell office:value-type="float" office:value="355190000">
                <text:p>355190000</text:p>
              </table:table-cell>
              <table:table-cell office:value-type="float" office:value="354675000">
                <text:p>354675000</text:p>
              </table:table-cell>
              <table:table-cell office:value-type="float" office:value="354984000">
                <text:p>354984000</text:p>
              </table:table-cell>
              <table:table-cell office:value-type="float" office:value="355292000">
                <text:p>355292000</text:p>
              </table:table-cell>
              <table:table-cell office:value-type="float" office:value="355175000">
                <text:p>355175000</text:p>
              </table:table-cell>
              <table:table-cell office:value-type="float" office:value="354678000">
                <text:p>354678000</text:p>
              </table:table-cell>
              <table:table-cell office:value-type="float" office:value="355079000">
                <text:p>355079000</text:p>
              </table:table-cell>
              <table:table-cell office:value-type="float" office:value="354897000">
                <text:p>354897000</text:p>
              </table:table-cell>
              <table:table-cell office:value-type="float" office:value="355025000">
                <text:p>355025000</text:p>
              </table:table-cell>
              <table:table-cell office:value-type="float" office:value="354898000">
                <text:p>354898000</text:p>
              </table:table-cell>
              <table:table-cell office:value-type="float" office:value="355045000">
                <text:p>355045000</text:p>
              </table:table-cell>
              <table:table-cell office:value-type="float" office:value="355221000">
                <text:p>355221000</text:p>
              </table:table-cell>
              <table:table-cell office:value-type="float" office:value="354929000">
                <text:p>354929000</text:p>
              </table:table-cell>
              <table:table-cell office:value-type="float" office:value="355076000">
                <text:p>355076000</text:p>
              </table:table-cell>
              <table:table-cell office:value-type="float" office:value="354801000">
                <text:p>354801000</text:p>
              </table:table-cell>
              <table:table-cell office:value-type="float" office:value="354843000">
                <text:p>354843000</text:p>
              </table:table-cell>
              <table:table-cell office:value-type="float" office:value="354613000">
                <text:p>354613000</text:p>
              </table:table-cell>
              <table:table-cell office:value-type="float" office:value="354340000">
                <text:p>354340000</text:p>
              </table:table-cell>
              <table:table-cell office:value-type="float" office:value="354821000">
                <text:p>354821000</text:p>
              </table:table-cell>
              <table:table-cell office:value-type="float" office:value="354624000">
                <text:p>354624000</text:p>
              </table:table-cell>
              <table:table-cell office:value-type="float" office:value="354751000">
                <text:p>354751000</text:p>
              </table:table-cell>
              <table:table-cell office:value-type="float" office:value="355097000">
                <text:p>355097000</text:p>
              </table:table-cell>
              <table:table-cell office:value-type="float" office:value="354779000">
                <text:p>354779000</text:p>
              </table:table-cell>
              <table:table-cell office:value-type="float" office:value="354820000">
                <text:p>354820000</text:p>
              </table:table-cell>
              <table:table-cell office:value-type="float" office:value="354943000">
                <text:p>354943000</text:p>
              </table:table-cell>
              <table:table-cell office:value-type="float" office:value="354876000">
                <text:p>354876000</text:p>
              </table:table-cell>
              <table:table-cell office:value-type="float" office:value="361810000">
                <text:p>361810000</text:p>
              </table:table-cell>
              <table:table-cell office:value-type="float" office:value="362026000">
                <text:p>362026000</text:p>
              </table:table-cell>
              <table:table-cell office:value-type="float" office:value="361929000">
                <text:p>361929000</text:p>
              </table:table-cell>
              <table:table-cell office:value-type="float" office:value="361961000">
                <text:p>361961000</text:p>
              </table:table-cell>
              <table:table-cell office:value-type="float" office:value="361962000">
                <text:p>361962000</text:p>
              </table:table-cell>
              <table:table-cell office:value-type="float" office:value="361872000">
                <text:p>361872000</text:p>
              </table:table-cell>
              <table:table-cell office:value-type="float" office:value="361941000">
                <text:p>361941000</text:p>
              </table:table-cell>
              <table:table-cell office:value-type="float" office:value="361953000">
                <text:p>361953000</text:p>
              </table:table-cell>
              <table:table-cell office:value-type="float" office:value="361855000">
                <text:p>361855000</text:p>
              </table:table-cell>
              <table:table-cell office:value-type="float" office:value="361999000">
                <text:p>361999000</text:p>
              </table:table-cell>
              <table:table-cell office:value-type="float" office:value="361970000">
                <text:p>361970000</text:p>
              </table:table-cell>
              <table:table-cell office:value-type="float" office:value="361996000">
                <text:p>361996000</text:p>
              </table:table-cell>
              <table:table-cell office:value-type="float" office:value="361882000">
                <text:p>361882000</text:p>
              </table:table-cell>
              <table:table-cell office:value-type="float" office:value="361790000">
                <text:p>361790000</text:p>
              </table:table-cell>
              <table:table-cell office:value-type="float" office:value="361959000">
                <text:p>361959000</text:p>
              </table:table-cell>
              <table:table-cell office:value-type="float" office:value="361859000">
                <text:p>361859000</text:p>
              </table:table-cell>
              <table:table-cell office:value-type="float" office:value="361855000">
                <text:p>361855000</text:p>
              </table:table-cell>
              <table:table-cell office:value-type="float" office:value="361881000">
                <text:p>361881000</text:p>
              </table:table-cell>
              <table:table-cell office:value-type="float" office:value="362022000">
                <text:p>362022000</text:p>
              </table:table-cell>
              <table:table-cell office:value-type="float" office:value="361961000">
                <text:p>361961000</text:p>
              </table:table-cell>
              <table:table-cell office:value-type="float" office:value="362015000">
                <text:p>362015000</text:p>
              </table:table-cell>
              <table:table-cell office:value-type="float" office:value="361786000">
                <text:p>361786000</text:p>
              </table:table-cell>
              <table:table-cell office:value-type="float" office:value="361808000">
                <text:p>361808000</text:p>
              </table:table-cell>
              <table:table-cell office:value-type="float" office:value="361876000">
                <text:p>361876000</text:p>
              </table:table-cell>
              <table:table-cell office:value-type="float" office:value="362247000">
                <text:p>362247000</text:p>
              </table:table-cell>
              <table:table-cell office:value-type="float" office:value="361980000">
                <text:p>361980000</text:p>
              </table:table-cell>
              <table:table-cell office:value-type="float" office:value="362071000">
                <text:p>362071000</text:p>
              </table:table-cell>
              <table:table-cell office:value-type="float" office:value="361806000">
                <text:p>361806000</text:p>
              </table:table-cell>
              <table:table-cell office:value-type="float" office:value="361944000">
                <text:p>361944000</text:p>
              </table:table-cell>
              <table:table-cell office:value-type="float" office:value="361998000">
                <text:p>361998000</text:p>
              </table:table-cell>
              <table:table-cell office:value-type="float" office:value="362133000">
                <text:p>362133000</text:p>
              </table:table-cell>
              <table:table-cell office:value-type="float" office:value="361907000">
                <text:p>361907000</text:p>
              </table:table-cell>
              <table:table-cell office:value-type="float" office:value="362122000">
                <text:p>362122000</text:p>
              </table:table-cell>
              <table:table-cell office:value-type="float" office:value="361795000">
                <text:p>361795000</text:p>
              </table:table-cell>
              <table:table-cell office:value-type="float" office:value="361924000">
                <text:p>361924000</text:p>
              </table:table-cell>
              <table:table-cell office:value-type="float" office:value="361817000">
                <text:p>361817000</text:p>
              </table:table-cell>
              <table:table-cell office:value-type="float" office:value="361951000">
                <text:p>361951000</text:p>
              </table:table-cell>
              <table:table-cell office:value-type="float" office:value="361841000">
                <text:p>361841000</text:p>
              </table:table-cell>
              <table:table-cell office:value-type="float" office:value="362011000">
                <text:p>362011000</text:p>
              </table:table-cell>
              <table:table-cell office:value-type="float" office:value="362026000">
                <text:p>362026000</text:p>
              </table:table-cell>
              <table:table-cell office:value-type="float" office:value="365134000">
                <text:p>365134000</text:p>
              </table:table-cell>
              <table:table-cell office:value-type="float" office:value="365146000">
                <text:p>365146000</text:p>
              </table:table-cell>
              <table:table-cell office:value-type="float" office:value="365143000">
                <text:p>365143000</text:p>
              </table:table-cell>
              <table:table-cell office:value-type="float" office:value="365139000">
                <text:p>365139000</text:p>
              </table:table-cell>
              <table:table-cell office:value-type="float" office:value="365151000">
                <text:p>365151000</text:p>
              </table:table-cell>
              <table:table-cell office:value-type="float" office:value="365162000">
                <text:p>365162000</text:p>
              </table:table-cell>
              <table:table-cell office:value-type="float" office:value="365143000">
                <text:p>365143000</text:p>
              </table:table-cell>
              <table:table-cell office:value-type="float" office:value="365146000">
                <text:p>365146000</text:p>
              </table:table-cell>
              <table:table-cell office:value-type="float" office:value="365136000">
                <text:p>365136000</text:p>
              </table:table-cell>
              <table:table-cell office:value-type="float" office:value="365138000">
                <text:p>365138000</text:p>
              </table:table-cell>
              <table:table-cell office:value-type="float" office:value="365153000">
                <text:p>365153000</text:p>
              </table:table-cell>
              <table:table-cell office:value-type="float" office:value="365140000">
                <text:p>365140000</text:p>
              </table:table-cell>
              <table:table-cell office:value-type="float" office:value="365139000">
                <text:p>365139000</text:p>
              </table:table-cell>
              <table:table-cell office:value-type="float" office:value="365144000">
                <text:p>365144000</text:p>
              </table:table-cell>
              <table:table-cell office:value-type="float" office:value="365136000">
                <text:p>365136000</text:p>
              </table:table-cell>
              <table:table-cell office:value-type="float" office:value="365139000">
                <text:p>365139000</text:p>
              </table:table-cell>
              <table:table-cell office:value-type="float" office:value="365148000">
                <text:p>365148000</text:p>
              </table:table-cell>
              <table:table-cell office:value-type="float" office:value="365158000">
                <text:p>365158000</text:p>
              </table:table-cell>
              <table:table-cell office:value-type="float" office:value="365138000">
                <text:p>365138000</text:p>
              </table:table-cell>
              <table:table-cell office:value-type="float" office:value="365152000">
                <text:p>365152000</text:p>
              </table:table-cell>
              <table:table-cell office:value-type="float" office:value="365142000">
                <text:p>365142000</text:p>
              </table:table-cell>
              <table:table-cell office:value-type="float" office:value="365147000">
                <text:p>365147000</text:p>
              </table:table-cell>
              <table:table-cell office:value-type="float" office:value="365159000">
                <text:p>365159000</text:p>
              </table:table-cell>
              <table:table-cell office:value-type="float" office:value="365137000">
                <text:p>365137000</text:p>
              </table:table-cell>
              <table:table-cell office:value-type="float" office:value="365144000">
                <text:p>365144000</text:p>
              </table:table-cell>
              <table:table-cell office:value-type="float" office:value="365141000">
                <text:p>365141000</text:p>
              </table:table-cell>
              <table:table-cell office:value-type="float" office:value="365135000">
                <text:p>365135000</text:p>
              </table:table-cell>
              <table:table-cell office:value-type="float" office:value="365139000">
                <text:p>365139000</text:p>
              </table:table-cell>
              <table:table-cell office:value-type="float" office:value="365140000">
                <text:p>365140000</text:p>
              </table:table-cell>
              <table:table-cell office:value-type="float" office:value="365151000">
                <text:p>365151000</text:p>
              </table:table-cell>
              <table:table-cell office:value-type="float" office:value="365145000">
                <text:p>365145000</text:p>
              </table:table-cell>
              <table:table-cell office:value-type="float" office:value="365143000">
                <text:p>365143000</text:p>
              </table:table-cell>
              <table:table-cell office:value-type="float" office:value="365139000">
                <text:p>365139000</text:p>
              </table:table-cell>
              <table:table-cell office:value-type="float" office:value="365134000">
                <text:p>365134000</text:p>
              </table:table-cell>
              <table:table-cell office:value-type="float" office:value="365139000">
                <text:p>365139000</text:p>
              </table:table-cell>
              <table:table-cell office:value-type="float" office:value="365142000">
                <text:p>365142000</text:p>
              </table:table-cell>
              <table:table-cell office:value-type="float" office:value="365143000">
                <text:p>365143000</text:p>
              </table:table-cell>
              <table:table-cell office:value-type="float" office:value="365162000">
                <text:p>365162000</text:p>
              </table:table-cell>
              <table:table-cell office:value-type="float" office:value="365158000">
                <text:p>365158000</text:p>
              </table:table-cell>
              <table:table-cell office:value-type="float" office:value="365136000">
                <text:p>365136000</text:p>
              </table:table-cell>
              <table:table-cell office:value-type="float" office:value="365155000">
                <text:p>365155000</text:p>
              </table:table-cell>
              <table:table-cell office:value-type="float" office:value="365157000">
                <text:p>365157000</text:p>
              </table:table-cell>
              <table:table-cell office:value-type="float" office:value="365139000">
                <text:p>365139000</text:p>
              </table:table-cell>
              <table:table-cell office:value-type="float" office:value="365156000">
                <text:p>365156000</text:p>
              </table:table-cell>
              <table:table-cell office:value-type="float" office:value="365145000">
                <text:p>365145000</text:p>
              </table:table-cell>
              <table:table-cell office:value-type="float" office:value="365139000">
                <text:p>365139000</text:p>
              </table:table-cell>
              <table:table-cell office:value-type="float" office:value="365146000">
                <text:p>365146000</text:p>
              </table:table-cell>
              <table:table-cell office:value-type="float" office:value="365139000">
                <text:p>365139000</text:p>
              </table:table-cell>
              <table:table-cell office:value-type="float" office:value="365149000">
                <text:p>365149000</text:p>
              </table:table-cell>
              <table:table-cell office:value-type="float" office:value="365147000">
                <text:p>365147000</text:p>
              </table:table-cell>
              <table:table-cell office:value-type="float" office:value="365493000">
                <text:p>365493000</text:p>
              </table:table-cell>
              <table:table-cell office:value-type="float" office:value="365454000">
                <text:p>365454000</text:p>
              </table:table-cell>
              <table:table-cell office:value-type="float" office:value="365478000">
                <text:p>365478000</text:p>
              </table:table-cell>
              <table:table-cell office:value-type="float" office:value="365460000">
                <text:p>365460000</text:p>
              </table:table-cell>
              <table:table-cell office:value-type="float" office:value="365406000">
                <text:p>365406000</text:p>
              </table:table-cell>
              <table:table-cell office:value-type="float" office:value="365424000">
                <text:p>365424000</text:p>
              </table:table-cell>
              <table:table-cell office:value-type="float" office:value="365552000">
                <text:p>365552000</text:p>
              </table:table-cell>
              <table:table-cell office:value-type="float" office:value="365486000">
                <text:p>365486000</text:p>
              </table:table-cell>
              <table:table-cell office:value-type="float" office:value="365519000">
                <text:p>365519000</text:p>
              </table:table-cell>
              <table:table-cell office:value-type="float" office:value="365425000">
                <text:p>365425000</text:p>
              </table:table-cell>
              <table:table-cell office:value-type="float" office:value="365471000">
                <text:p>365471000</text:p>
              </table:table-cell>
              <table:table-cell office:value-type="float" office:value="365481000">
                <text:p>365481000</text:p>
              </table:table-cell>
              <table:table-cell office:value-type="float" office:value="365467000">
                <text:p>365467000</text:p>
              </table:table-cell>
              <table:table-cell office:value-type="float" office:value="365509000">
                <text:p>365509000</text:p>
              </table:table-cell>
              <table:table-cell office:value-type="float" office:value="365606000">
                <text:p>365606000</text:p>
              </table:table-cell>
              <table:table-cell office:value-type="float" office:value="365465000">
                <text:p>365465000</text:p>
              </table:table-cell>
              <table:table-cell office:value-type="float" office:value="365515000">
                <text:p>365515000</text:p>
              </table:table-cell>
              <table:table-cell office:value-type="float" office:value="365478000">
                <text:p>365478000</text:p>
              </table:table-cell>
              <table:table-cell office:value-type="float" office:value="365490000">
                <text:p>365490000</text:p>
              </table:table-cell>
              <table:table-cell office:value-type="float" office:value="365508000">
                <text:p>365508000</text:p>
              </table:table-cell>
              <table:table-cell office:value-type="float" office:value="365438000">
                <text:p>365438000</text:p>
              </table:table-cell>
              <table:table-cell office:value-type="float" office:value="365480000">
                <text:p>365480000</text:p>
              </table:table-cell>
              <table:table-cell office:value-type="float" office:value="365506000">
                <text:p>365506000</text:p>
              </table:table-cell>
              <table:table-cell office:value-type="float" office:value="365555000">
                <text:p>365555000</text:p>
              </table:table-cell>
              <table:table-cell office:value-type="float" office:value="365437000">
                <text:p>365437000</text:p>
              </table:table-cell>
              <table:table-cell office:value-type="float" office:value="365528000">
                <text:p>365528000</text:p>
              </table:table-cell>
              <table:table-cell office:value-type="float" office:value="365469000">
                <text:p>365469000</text:p>
              </table:table-cell>
              <table:table-cell office:value-type="float" office:value="365526000">
                <text:p>365526000</text:p>
              </table:table-cell>
              <table:table-cell office:value-type="float" office:value="365432000">
                <text:p>365432000</text:p>
              </table:table-cell>
              <table:table-cell office:value-type="float" office:value="365507000">
                <text:p>365507000</text:p>
              </table:table-cell>
              <table:table-cell office:value-type="float" office:value="365494000">
                <text:p>365494000</text:p>
              </table:table-cell>
              <table:table-cell office:value-type="float" office:value="365460000">
                <text:p>365460000</text:p>
              </table:table-cell>
              <table:table-cell office:value-type="float" office:value="365444000">
                <text:p>365444000</text:p>
              </table:table-cell>
              <table:table-cell office:value-type="float" office:value="365536000">
                <text:p>365536000</text:p>
              </table:table-cell>
              <table:table-cell office:value-type="float" office:value="365479000">
                <text:p>365479000</text:p>
              </table:table-cell>
              <table:table-cell office:value-type="float" office:value="365482000">
                <text:p>365482000</text:p>
              </table:table-cell>
              <table:table-cell office:value-type="float" office:value="365496000">
                <text:p>365496000</text:p>
              </table:table-cell>
              <table:table-cell office:value-type="float" office:value="365465000">
                <text:p>365465000</text:p>
              </table:table-cell>
              <table:table-cell office:value-type="float" office:value="365465000">
                <text:p>365465000</text:p>
              </table:table-cell>
              <table:table-cell office:value-type="float" office:value="365451000">
                <text:p>365451000</text:p>
              </table:table-cell>
              <table:table-cell office:value-type="float" office:value="365432000">
                <text:p>365432000</text:p>
              </table:table-cell>
              <table:table-cell office:value-type="float" office:value="365428000">
                <text:p>365428000</text:p>
              </table:table-cell>
              <table:table-cell office:value-type="float" office:value="365521000">
                <text:p>365521000</text:p>
              </table:table-cell>
              <table:table-cell office:value-type="float" office:value="365521000">
                <text:p>365521000</text:p>
              </table:table-cell>
              <table:table-cell office:value-type="float" office:value="365497000">
                <text:p>365497000</text:p>
              </table:table-cell>
              <table:table-cell office:value-type="float" office:value="365536000">
                <text:p>365536000</text:p>
              </table:table-cell>
              <table:table-cell office:value-type="float" office:value="365468000">
                <text:p>365468000</text:p>
              </table:table-cell>
              <table:table-cell office:value-type="float" office:value="365526000">
                <text:p>365526000</text:p>
              </table:table-cell>
              <table:table-cell office:value-type="float" office:value="365527000">
                <text:p>365527000</text:p>
              </table:table-cell>
              <table:table-cell office:value-type="float" office:value="365504000">
                <text:p>365504000</text:p>
              </table:table-cell>
              <table:table-cell office:value-type="float" office:value="365506000">
                <text:p>365506000</text:p>
              </table:table-cell>
              <table:table-cell office:value-type="float" office:value="365520000">
                <text:p>365520000</text:p>
              </table:table-cell>
              <table:table-cell office:value-type="float" office:value="365484000">
                <text:p>365484000</text:p>
              </table:table-cell>
              <table:table-cell office:value-type="float" office:value="365490000">
                <text:p>365490000</text:p>
              </table:table-cell>
              <table:table-cell office:value-type="float" office:value="365512000">
                <text:p>365512000</text:p>
              </table:table-cell>
              <table:table-cell office:value-type="float" office:value="365517000">
                <text:p>365517000</text:p>
              </table:table-cell>
              <table:table-cell office:value-type="float" office:value="365428000">
                <text:p>365428000</text:p>
              </table:table-cell>
              <table:table-cell office:value-type="float" office:value="365446000">
                <text:p>365446000</text:p>
              </table:table-cell>
              <table:table-cell office:value-type="float" office:value="365508000">
                <text:p>365508000</text:p>
              </table:table-cell>
              <table:table-cell office:value-type="float" office:value="365503000">
                <text:p>365503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19000">
                <text:p>366619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  <table:table-cell office:value-type="float" office:value="366620000">
                <text:p>36662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